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5e4" officeooo:paragraph-rsid="000aa5e4"/>
    </style:style>
    <style:style style:name="P2" style:family="paragraph" style:parent-style-name="Standard">
      <style:text-properties fo:font-weight="bold" officeooo:rsid="000aa5e4" officeooo:paragraph-rsid="000aa5e4" style:font-weight-asian="bold" style:font-weight-complex="bold"/>
    </style:style>
    <style:style style:name="P3" style:family="paragraph" style:parent-style-name="Standard">
      <style:text-properties fo:font-weight="bold" officeooo:rsid="000be70a" officeooo:paragraph-rsid="000be70a" style:font-weight-asian="bold" style:font-weight-complex="bold"/>
    </style:style>
    <style:style style:name="P4" style:family="paragraph" style:parent-style-name="Standard">
      <style:text-properties officeooo:paragraph-rsid="000aa5e4"/>
    </style:style>
    <style:style style:name="P5" style:family="paragraph" style:parent-style-name="Standard">
      <style:text-properties fo:font-weight="normal" officeooo:rsid="000aa5e4" officeooo:paragraph-rsid="000aa5e4" style:font-weight-asian="normal" style:font-weight-complex="normal"/>
    </style:style>
    <style:style style:name="P6" style:family="paragraph" style:parent-style-name="Standard">
      <style:text-properties fo:font-weight="normal" officeooo:rsid="000be70a" officeooo:paragraph-rsid="000be70a" style:font-weight-asian="normal" style:font-weight-complex="normal"/>
    </style:style>
    <style:style style:name="P7" style:family="paragraph" style:parent-style-name="Standard">
      <style:text-properties officeooo:rsid="000bf5d5" officeooo:paragraph-rsid="000bf5d5"/>
    </style:style>
    <style:style style:name="T1" style:family="text">
      <style:text-properties officeooo:rsid="000aa5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current Programming</text:p>
      <text:p text:style-name="P1"/>
      <text:p text:style-name="P1">- With concurrent programming we can interact with applications while tasks are running. Example: Stopping a big file transfer in a web browser</text:p>
      <text:p text:style-name="P1"/>
      <text:p text:style-name="P1">- With concurrent programming long running tasks don't delay short running ones.</text:p>
      <text:p text:style-name="P1"/>
      <text:p text:style-name="P1">- Parallelism. Complex programs can make better use of resources in new multi-core processor architectures</text:p>
      <text:p text:style-name="P1"/>
      <text:p text:style-name="P1">- Controllability. Tasks requiring certain preconditions can suspend and wait until the preconditions hold, then resume execution transparently</text:p>
      <text:p text:style-name="P1"/>
      <text:p text:style-name="P2">Process</text:p>
      <text:p text:style-name="P1"/>
      <text:p text:style-name="P1">- A process is kind of like its own program. It has a self-contained execution environment. A process generally has a complete, private set of basic run-time resources; in particular, each process has its own memory space.</text:p>
      <text:p text:style-name="P1"/>
      <text:p text:style-name="P2">Threads</text:p>
      <text:p text:style-name="P7"/>
      <text:p text:style-name="P4"><text:span text:style-name="T1">- A little bit like a process. Requires less resources, and can share memory with other threads.</text:span></text:p>
      <text:p text:style-name="P1"/>
      <text:p text:style-name="P2">Green threads</text:p>
      <text:p text:style-name="P2"/>
      <text:p text:style-name="P5">- A green thread does not depend on the underlying operating system, but instead virtually emulates a space to create threads. This virtual space can do multi threading. Green threads are created to save resources by not going through the OS.</text:p>
      <text:p text:style-name="P5"/>
      <text:p text:style-name="P2">Coroutine</text:p>
      <text:p text:style-name="P2"/>
      <text:p text:style-name="P5">- A coroutine has multiple entry points for suspending or resuming execution. In a coroutine you don't have to “start at the top and end at the bottom” of the program.</text:p>
      <text:p text:style-name="P5"/>
      <text:p text:style-name="P3">Statements</text:p>
      <text:p text:style-name="P3"/>
      <text:p text:style-name="P6">- All of the statements create threads.</text:p>
      <text:p text:style-name="P6"/>
      <text:p text:style-name="P3">GIL</text:p>
      <text:p text:style-name="P3"/>
      <text:p text:style-name="P6">- The GIL is a mutex that prevents multiple native threads from executing Python byte codes at once. Needed because CPython's memory management is not thread-safe.</text:p>
      <text:p text:style-name="P6"/>
      <text:p text:style-name="P3">Function change</text:p>
      <text:p text:style-name="P3"/>
      <text:p text:style-name="P6">The GOMAXPROCS variable limits the number of operating system threads that can execute user-level Go code simultaneously. Limits amount of user made Go threads basically.</text:p>
      <text:p text:style-name="P3"/>
      <text:p text:style-name="P2"/>
      <text:p text:style-name="P5"/>
      <text:p text:style-name="P5"/>
      <text:p text:style-name="P5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1:31:45.880822915</meta:creation-date>
    <dc:date>2015-01-15T12:04:21.806102001</dc:date>
    <meta:editing-duration>PT17M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19" meta:word-count="263" meta:character-count="1657" meta:non-whitespace-character-count="1413"/>
  </office:meta>
</office:document-meta>
</file>